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1.625in" style:rel-column-width="16383*"/>
    </style:style>
    <style:style style:name="Table3.B" style:family="table-column">
      <style:table-column-properties style:column-width="0.4375in" style:rel-column-width="4411*"/>
    </style:style>
    <style:style style:name="Table3.C" style:family="table-column">
      <style:table-column-properties style:column-width="0.5625in" style:rel-column-width="5671*"/>
    </style:style>
    <style:style style:name="Table3.D" style:family="table-column">
      <style:table-column-properties style:column-width="3.875in" style:rel-column-width="39070*"/>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Table3.4" style:family="table-row">
      <style:table-row-properties style:min-row-height="0.2229in"/>
    </style:style>
    <style:style style:name="Table3.A4" style:family="table-cell">
      <style:table-cell-properties fo:padding="0.0382in" fo:border-left="0.0007in solid #000000" fo:border-right="none"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1.625in" style:rel-column-width="16383*"/>
    </style:style>
    <style:style style:name="Table2.B" style:family="table-column">
      <style:table-column-properties style:column-width="0.4375in" style:rel-column-width="4411*"/>
    </style:style>
    <style:style style:name="Table2.C" style:family="table-column">
      <style:table-column-properties style:column-width="0.5625in" style:rel-column-width="5671*"/>
    </style:style>
    <style:style style:name="Table2.D" style:family="table-column">
      <style:table-column-properties style:column-width="3.875in" style:rel-column-width="39070*"/>
    </style:style>
    <style:style style:name="Table2.A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2.4" style:family="table-row">
      <style:table-row-properties style:min-row-height="0.2229in"/>
    </style:style>
    <style:style style:name="Table2.A4" style:family="table-cell">
      <style:table-cell-properties fo:padding="0.0382in" fo:border-left="0.0007in solid #000000" fo:border-right="none" fo:border-top="none" fo:border-bottom="0.0007in solid #000000"/>
    </style:style>
    <style:style style:name="Table1" style:family="table">
      <style:table-properties style:width="6.5in" table:align="margins" style:writing-mode="lr-tb"/>
    </style:style>
    <style:style style:name="Table1.A" style:family="table-column">
      <style:table-column-properties style:column-width="1.625in" style:rel-column-width="16383*"/>
    </style:style>
    <style:style style:name="Table1.B" style:family="table-column">
      <style:table-column-properties style:column-width="0.4375in" style:rel-column-width="4411*"/>
    </style:style>
    <style:style style:name="Table1.C" style:family="table-column">
      <style:table-column-properties style:column-width="0.5625in" style:rel-column-width="5671*"/>
    </style:style>
    <style:style style:name="Table1.D" style:family="table-column">
      <style:table-column-properties style:column-width="3.875in" style:rel-column-width="39070*"/>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1.4" style:family="table-row">
      <style:table-row-properties style:min-row-height="0.2229in"/>
    </style:style>
    <style:style style:name="Table1.A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style:font-size-asian="10pt" style:font-size-complex="12pt"/>
    </style:style>
    <style:style style:name="P2" style:family="paragraph" style:parent-style-name="Standard">
      <style:text-properties style:font-name="Pericles" fo:font-size="10pt" fo:font-weight="bold" style:font-size-asian="10pt" style:font-weight-asian="bold" style:font-size-complex="12pt"/>
    </style:style>
    <style:style style:name="P3" style:family="paragraph" style:parent-style-name="Standard">
      <style:text-properties style:font-name="Pericles"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Pericles" fo:font-size="10pt" style:font-size-asian="10pt" style:font-size-complex="12pt"/>
    </style:style>
    <style:style style:name="P5" style:family="paragraph" style:parent-style-name="Table_20_Contents">
      <style:text-properties style:font-name="Pericles" fo:font-size="10pt" fo:font-weight="bold" style:font-size-asian="10pt" style:font-weight-asian="bold" style:font-size-complex="12pt" style:font-weight-complex="bold"/>
    </style:style>
    <style:style style:name="P6" style:family="paragraph" style:parent-style-name="Table_20_Contents">
      <style:text-properties style:font-name="Pericles" fo:font-size="8pt" style:font-size-asian="8pt" style:font-size-complex="8pt"/>
    </style:style>
    <style:style style:name="P7" style:family="paragraph" style:parent-style-name="Table_20_Contents">
      <style:text-properties style:font-name="Pericles" fo:font-size="8pt" fo:font-weight="bold" style:font-size-asian="8pt" style:font-weight-asian="bold" style:font-size-complex="8pt" style:font-weight-complex="bold"/>
    </style:style>
    <style:style style:name="P8" style:family="paragraph" style:parent-style-name="List_20_Paragraph">
      <style:paragraph-properties fo:margin-left="0in" fo:margin-right="0in" fo:margin-top="0in" fo:margin-bottom="0in" fo:line-height="100%" fo:text-indent="0in" style:auto-text-indent="false"/>
      <style:text-properties style:font-name="Pericles" fo:font-size="8pt" style:font-size-asian="8pt" style:font-size-complex="10pt"/>
    </style:style>
    <style:style style:name="P9" style:family="paragraph" style:parent-style-name="Standard" style:master-page-name="Standard">
      <style:paragraph-properties style:page-number="auto"/>
      <style:text-properties style:font-name="Pericles" fo:font-size="12pt" fo:font-weight="bold" style:font-size-asian="12pt" style:font-weight-asian="bold" style:font-size-complex="12pt"/>
    </style:style>
    <style:style style:name="P10" style:family="paragraph" style:parent-style-name="Standard">
      <style:text-properties style:font-name="Pericles" fo:font-size="10pt" style:font-size-asian="10pt" style:font-size-complex="12pt"/>
    </style:style>
    <style:style style:name="P11" style:family="paragraph" style:parent-style-name="Standard">
      <style:text-properties style:font-name="Pericles" fo:font-size="12pt" fo:font-weight="bold" style:font-size-asian="12pt" style:font-weight-asian="bold" style:font-size-complex="12pt"/>
    </style:style>
    <style:style style:name="P12" style:family="paragraph" style:parent-style-name="List_20_Paragraph" style:list-style-name="WWNum5">
      <style:text-properties style:font-name="Pericles" fo:font-size="10pt" style:font-size-asian="10pt" style:font-size-complex="12pt"/>
    </style:style>
    <style:style style:name="P13" style:family="paragraph" style:parent-style-name="List_20_Paragraph" style:list-style-name="WWNum29">
      <style:paragraph-properties fo:margin-top="0in" fo:margin-bottom="0in" fo:line-height="100%"/>
      <style:text-properties style:font-name="Pericles" fo:font-size="8pt" style:font-size-asian="8pt" style:font-size-complex="10pt"/>
    </style:style>
    <style:style style:name="T1" style:family="text">
      <style:text-properties fo:font-size="8pt" fo:font-weight="bold" style:font-size-asian="8pt" style:font-weight-asian="bold" style:font-size-complex="8pt"/>
    </style:style>
    <style:style style:name="T2" style:family="text">
      <style:text-properties fo:font-size="8pt" style:font-size-asian="8pt" style:font-size-complex="8pt"/>
    </style:style>
    <style:style style:name="T3"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rit Calling</text:p>
      <text:p text:style-name="P1">Spirit calling is the casting of magic spells using the power of magical spirits. Spirit callers travel Anthis, finding spirits to capture and bind, adding the spirits’ magical powers to their repertoire. Each spirit is different, requiring different means to locate and capture, and offering different spells to their captor.</text:p>
      <text:p text:style-name="P3">Mana</text:p>
      <text:p text:style-name="P1">Spirit callers with certain talents can accumulate mana, which can be used as inspiration, but only when casting spirit spells. In addition, mana can empower certain spells, increasing the duration or effects. </text:p>
      <text:p text:style-name="P1">Each adventure, a mage starts with full mana and mana can be replenished by meditating.</text:p>
      <text:p text:style-name="P1">Note: Do casters get 1 mana for free?</text:p>
      <text:p text:style-name="P3">Locating and Contacting Spirits</text:p>
      <text:p text:style-name="P1">Before a spirit caller can cast spells, he must capture a spirit. The first step in this process is to locate and contact the spirit. This requires knowledge of the spirit. For mundane spirits, this knowledge can be gained using the skills spell lore, theology and history. Knowledge of rare or powerful spirits might be harder to come by, requiring the use of ancient writings, divination magic, or elaborate sacrifices to the gods.</text:p>
      <text:p text:style-name="P1">Each spirit requires a different means of contacting it. Some may be drawn out simply by the act of trespassing in its domain. Some may require flattery, gifts or sacrifices. Still others might have to be compelled to appear by a magic ritual (and a spirit calling check).</text:p>
      <text:p text:style-name="P3">Sensing and Seeing Spirits</text:p>
      <text:p text:style-name="P1">Most spirits are invisible to the naked eye. The special training of the spirit caller allows them to sense the presence of spirits once contact has been made. Sometimes, that sense is enough. However, often the caller will want to see his quarry.</text:p>
      <text:p text:style-name="P1">Spirit viewers are special devices that allow mortals to glimpse the spirit world. The method to create these devices are taught to all apprentice callers, but they are somewhat costly. Each use of a spirit viewer costs 50g to create.</text:p>
      <text:p text:style-name="P3">Binding Spirits</text:p>
      <text:p text:style-name="P1">The way to bind a spirit depends on the spirit in question. Most commonly, the spirit must be weakened in combat, and then bound to a vessel using a spirit calling check against the spirit’s Power score. However, some spirits can be reasoned, or bargained with. Others will serve masters who defeat them in tests of skill or wit.</text:p>
      <text:p text:style-name="P3">Summon Effects</text:p>
      <text:p text:style-name="P1"><text:soft-page-break/>On the round when a spell is cast, before it is released, the spirit associated with the spell is summoned to the battlefield. It remains there until the end of combat.</text:p>
      <text:p text:style-name="P1">Spirits have summon effects and if the caster has the correct talent, the first time the spirit is summoned to the battlefield, it will invoke this effect.</text:p>
      <text:p text:style-name="P3">Casting Spells</text:p>
      <text:p text:style-name="P1">Spirit calling works very similarly to original RB:</text:p>
      <text:list xml:id="list8068647554295960844" text:style-name="WWNum5">
        <text:list-item>
          <text:p text:style-name="P12">Casting requires a full combat round (or more), releasing the spell occurs on the next round and is a free action</text:p>
        </text:list-item>
        <text:list-item>
          <text:p text:style-name="P12">At the beginning of the casting, the spirit is called to the battlefield. This does nothing at first, but certain talents will cause effects to happen as spirits appear</text:p>
        </text:list-item>
        <text:list-item>
          <text:p text:style-name="P12">Spell casting can be disrupted by taking damage – any damage taken during an invocation gives a -3 penalty to the casting test</text:p>
        </text:list-item>
        <text:list-item>
          <text:p text:style-name="P12">Casting requires a skill test vs. the spell’s DL</text:p>
        </text:list-item>
        <text:list-item>
          <text:p text:style-name="P12">Failure or marginal success (&lt;3) reduces the caster’s skill level temporarily</text:p>
        </text:list-item>
      </text:list>
      <text:p text:style-name="P1">However, there are differences</text:p>
      <text:list xml:id="list33548826" text:continue-numbering="true" text:style-name="WWNum5">
        <text:list-item>
          <text:p text:style-name="P12">Cannot trade HP instead of skill level penalty</text:p>
          <text:list>
            <text:list-item>
              <text:p text:style-name="P12">Instead you can lose points of mana</text:p>
            </text:list-item>
          </text:list>
        </text:list-item>
        <text:list-item>
          <text:p text:style-name="P12">Certain spells can be empowered by mana to enhance the duration or effect</text:p>
        </text:list-item>
      </text:list>
      <text:p text:style-name="P1"/>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5">Earth Sprite</text:p>
          </table:table-cell>
          <table:covered-table-cell/>
          <table:covered-table-cell/>
          <table:covered-table-cell/>
        </table:table-row>
        <table:table-row>
          <table:table-cell table:style-name="Table3.A2" table:number-columns-spanned="4" office:value-type="string">
            <text:p text:style-name="P4"><text:span text:style-name="T1">Location: </text:span><text:span text:style-name="T3">Earth sprites are found in deep, dark caves.</text:span></text:p>
          </table:table-cell>
          <table:covered-table-cell/>
          <table:covered-table-cell/>
          <table:covered-table-cell/>
        </table:table-row>
        <table:table-row>
          <table:table-cell table:style-name="Table3.A2" table:number-columns-spanned="4" office:value-type="string">
            <text:p text:style-name="P4"><text:span text:style-name="T1">Binding:</text:span><text:span text:style-name="T2"> Earth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3.4">
          <table:table-cell table:style-name="Table3.A4" office:value-type="string">
            <text:p text:style-name="P7">Spell</text:p>
          </table:table-cell>
          <table:table-cell table:style-name="Table3.A4" office:value-type="string">
            <text:p text:style-name="P7">Time</text:p>
          </table:table-cell>
          <table:table-cell table:style-name="Table3.A4" office:value-type="string">
            <text:p text:style-name="P7">DL</text:p>
          </table:table-cell>
          <table:table-cell table:style-name="Table3.A2" office:value-type="string">
            <text:p text:style-name="P7">Effects</text:p>
          </table:table-cell>
        </table:table-row>
        <table:table-row>
          <table:table-cell table:style-name="Table3.A4" office:value-type="string">
            <text:p text:style-name="P6">Earth Shak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2689346129656876220" text:style-name="WWNum29">
              <text:list-item>
                <text:p text:style-name="P13">All characters in 2 hex radius must save MUS or SKL DL 14 or be knocked prone</text:p>
              </text:list-item>
              <text:list-item>
                <text:p text:style-name="P13">2 hex radius around caster becomes rough ground</text:p>
              </text:list-item>
              <text:list-item>
                <text:p text:style-name="P13">Mana increases radius by 1/mana</text:p>
              </text:list-item>
            </text:list>
          </table:table-cell>
        </table:table-row>
        <table:table-row>
          <table:table-cell table:style-name="Table3.A4" office:value-type="string">
            <text:p text:style-name="P6">Hurl Stone</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3562880" text:continue-numbering="true" text:style-name="WWNum29">
              <text:list-item>
                <text:p text:style-name="P13">2d6 stone bolt</text:p>
              </text:list-item>
              <text:list-item>
                <text:p text:style-name="P13">Slow(1) for 3 rounds</text:p>
              </text:list-item>
              <text:list-item>
                <text:p text:style-name="P13">Mana increases damage by 2</text:p>
              </text:list-item>
            </text:list>
          </table:table-cell>
        </table:table-row>
        <table:table-row>
          <table:table-cell table:style-name="Table3.A4" office:value-type="string">
            <text:p text:style-name="P6">Stone Bloo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3549524" text:continue-numbering="true" text:style-name="WWNum29">
              <text:list-item>
                <text:p text:style-name="P13">+2 toughness</text:p>
              </text:list-item>
              <text:list-item>
                <text:p text:style-name="P13">Lasts 1 hour</text:p>
              </text:list-item>
              <text:list-item>
                <text:p text:style-name="P13">Mana increases duration to 1 day</text:p>
              </text:list-item>
            </text:list>
            <text:p text:style-name="P8"/>
          </table:table-cell>
        </table:table-row>
        <text:soft-page-break/>
        <table:table-row>
          <table:table-cell table:style-name="Table3.A4" office:value-type="string">
            <text:p text:style-name="P6">Stone Hand</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3550721" text:continue-numbering="true" text:style-name="WWNum29">
              <text:list-item>
                <text:p text:style-name="P13">Your hand becomes stone</text:p>
              </text:list-item>
              <text:list-item>
                <text:p text:style-name="P13">Your unarmed leverage die is 1d6 or you get +1 damage</text:p>
              </text:list-item>
              <text:list-item>
                <text:p text:style-name="P13">You can unarmed parry with your stone hand</text:p>
              </text:list-item>
              <text:list-item>
                <text:p text:style-name="P13">Lasts 6 rounds</text:p>
              </text:list-item>
              <text:list-item>
                <text:p text:style-name="P13">Mana increases duration to entire combat</text:p>
              </text:list-item>
            </text:list>
          </table:table-cell>
        </table:table-row>
        <table:table-row>
          <table:table-cell table:style-name="Table3.A4" office:value-type="string">
            <text:p text:style-name="P6">Stone Skin</text:p>
          </table:table-cell>
          <table:table-cell table:style-name="Table3.A4" office:value-type="string">
            <text:p text:style-name="P6">C</text:p>
          </table:table-cell>
          <table:table-cell table:style-name="Table3.A4" office:value-type="string">
            <text:p text:style-name="P6">+</text:p>
          </table:table-cell>
          <table:table-cell table:style-name="Table3.A2" office:value-type="string">
            <text:list xml:id="list33537521" text:continue-numbering="true" text:style-name="WWNum29">
              <text:list-item>
                <text:p text:style-name="P13">Target gains +1 AV or 2 AV whichever is better</text:p>
              </text:list-item>
              <text:list-item>
                <text:p text:style-name="P13">Target is -1 move and -1 defense</text:p>
              </text:list-item>
              <text:list-item>
                <text:p text:style-name="P13">Lasts 6 rounds</text:p>
              </text:list-item>
              <text:list-item>
                <text:p text:style-name="P13">Mana increases duration to entire combat</text:p>
              </text:list-item>
            </text:list>
            <text:p text:style-name="P8"/>
          </table:table-cell>
        </table:table-row>
      </table:table>
      <text:p text:style-name="P1"/>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Fire Sprite</text:p>
          </table:table-cell>
          <table:covered-table-cell/>
          <table:covered-table-cell/>
          <table:covered-table-cell/>
        </table:table-row>
        <table:table-row>
          <table:table-cell table:style-name="Table2.A2" table:number-columns-spanned="4" office:value-type="string">
            <text:p text:style-name="P4"><text:span text:style-name="T1">Location: </text:span><text:span text:style-name="T2">Fire sprites are often found around large fires – the larger and more out of control the better. A large bonfire might be enough to draw a few sprites out, but a pyre, conflagration or forest fire is even better.</text:span></text:p>
          </table:table-cell>
          <table:covered-table-cell/>
          <table:covered-table-cell/>
          <table:covered-table-cell/>
        </table:table-row>
        <table:table-row>
          <table:table-cell table:style-name="Table2.A2" table:number-columns-spanned="4" office:value-type="string">
            <text:p text:style-name="P4"><text:span text:style-name="T1">Binding:</text:span><text:span text:style-name="T2"> Fire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2.4">
          <table:table-cell table:style-name="Table2.A4" office:value-type="string">
            <text:p text:style-name="P7">Spell</text:p>
          </table:table-cell>
          <table:table-cell table:style-name="Table2.A4" office:value-type="string">
            <text:p text:style-name="P7">Time</text:p>
          </table:table-cell>
          <table:table-cell table:style-name="Table2.A4" office:value-type="string">
            <text:p text:style-name="P7">DL</text:p>
          </table:table-cell>
          <table:table-cell table:style-name="Table2.A2" office:value-type="string">
            <text:p text:style-name="P7">Effects</text:p>
          </table:table-cell>
        </table:table-row>
        <table:table-row>
          <table:table-cell table:style-name="Table2.A4" office:value-type="string">
            <text:p text:style-name="P6">Fiery Blast</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3542249" text:continue-numbering="true" text:style-name="WWNum29">
              <text:list-item>
                <text:p text:style-name="P13">2d6 fire bolt</text:p>
              </text:list-item>
              <text:list-item>
                <text:p text:style-name="P13">Ignite(3)</text:p>
              </text:list-item>
              <text:list-item>
                <text:p text:style-name="P13">Mana increases damage by 2 or ignite chance by 1</text:p>
              </text:list-item>
            </text:list>
          </table:table-cell>
        </table:table-row>
        <table:table-row>
          <table:table-cell table:style-name="Table2.A4" office:value-type="string">
            <text:p text:style-name="P6">Fiery Bloo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3545244" text:continue-numbering="true" text:style-name="WWNum29">
              <text:list-item>
                <text:p text:style-name="P13">+2 Reflex</text:p>
              </text:list-item>
              <text:list-item>
                <text:p text:style-name="P13">Lasts 1 hour</text:p>
              </text:list-item>
              <text:list-item>
                <text:p text:style-name="P13">Mana increases duration to 1 day</text:p>
              </text:list-item>
            </text:list>
          </table:table-cell>
        </table:table-row>
        <table:table-row>
          <table:table-cell table:style-name="Table2.A4" office:value-type="string">
            <text:p text:style-name="P6">Fire Shiel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3534058" text:continue-numbering="true" text:style-name="WWNum29">
              <text:list-item>
                <text:p text:style-name="P13">+2 Dodge</text:p>
              </text:list-item>
              <text:list-item>
                <text:p text:style-name="P13">Any attacker that hits with melee gets ignite(3)</text:p>
              </text:list-item>
              <text:list-item>
                <text:p text:style-name="P13">Lasts 6 rounds</text:p>
              </text:list-item>
              <text:list-item>
                <text:p text:style-name="P13">Mana increases duration to entire combat</text:p>
              </text:list-item>
            </text:list>
          </table:table-cell>
        </table:table-row>
        <table:table-row>
          <table:table-cell table:style-name="Table2.A4" office:value-type="string">
            <text:p text:style-name="P6">Flame Hand</text:p>
          </table:table-cell>
          <table:table-cell table:style-name="Table2.A4" office:value-type="string">
            <text:p text:style-name="P6">C</text:p>
          </table:table-cell>
          <table:table-cell table:style-name="Table2.A4" office:value-type="string">
            <text:p text:style-name="P6">+</text:p>
          </table:table-cell>
          <table:table-cell table:style-name="Table2.A2" office:value-type="string">
            <text:list xml:id="list33540923" text:continue-numbering="true" text:style-name="WWNum29">
              <text:list-item>
                <text:p text:style-name="P13">Hand bursts into flame</text:p>
              </text:list-item>
              <text:list-item>
                <text:p text:style-name="P13">Ignites flammable objects</text:p>
              </text:list-item>
              <text:list-item>
                <text:p text:style-name="P13">2d6 fire touch</text:p>
              </text:list-item>
              <text:list-item>
                <text:p text:style-name="P13">Ignite(3)</text:p>
              </text:list-item>
              <text:list-item>
                <text:p text:style-name="P13">Lasts 6 combat rounds</text:p>
              </text:list-item>
              <text:list-item>
                <text:p text:style-name="P13">Mana increases duration to entire combat</text:p>
              </text:list-item>
            </text:list>
          </table:table-cell>
        </table:table-row>
        <table:table-row>
          <table:table-cell table:style-name="Table2.A4" office:value-type="string">
            <text:p text:style-name="P6">Light</text:p>
          </table:table-cell>
          <table:table-cell table:style-name="Table2.A4" office:value-type="string">
            <text:p text:style-name="P6">VS</text:p>
          </table:table-cell>
          <table:table-cell table:style-name="Table2.A4" office:value-type="string">
            <text:p text:style-name="P6">+</text:p>
          </table:table-cell>
          <table:table-cell table:style-name="Table2.A2" office:value-type="string">
            <text:list xml:id="list33552837" text:continue-numbering="true" text:style-name="WWNum29">
              <text:list-item>
                <text:p text:style-name="P13">Cold, smokeless light</text:p>
              </text:list-item>
              <text:list-item>
                <text:p text:style-name="P13">As dim as a candle, or as bright as a small campfire (about 5 hex radius)</text:p>
              </text:list-item>
              <text:list-item>
                <text:p text:style-name="P13">Lasts 1 hour</text:p>
              </text:list-item>
              <text:list-item>
                <text:p text:style-name="P13">Mana increases duration to 1 day</text:p>
              </text:list-item>
            </text:list>
          </table:table-cell>
        </table:table-row>
        <table:table-row>
          <table:table-cell table:style-name="Table2.A4" office:value-type="string">
            <text:p text:style-name="P6">Warmth</text:p>
          </table:table-cell>
          <table:table-cell table:style-name="Table2.A4" office:value-type="string">
            <text:p text:style-name="P6">S</text:p>
          </table:table-cell>
          <table:table-cell table:style-name="Table2.A4" office:value-type="string">
            <text:p text:style-name="P6">+</text:p>
          </table:table-cell>
          <table:table-cell table:style-name="Table2.A2" office:value-type="string">
            <text:list xml:id="list33545891" text:continue-numbering="true" text:style-name="WWNum29">
              <text:list-item>
                <text:p text:style-name="P13">Resist Cold</text:p>
              </text:list-item>
              <text:list-item>
                <text:p text:style-name="P13">Immune to normal cold</text:p>
              </text:list-item>
              <text:list-item>
                <text:p text:style-name="P13">Up to 6 allies</text:p>
              </text:list-item>
              <text:list-item>
                <text:p text:style-name="P13">Lasts 1 hour</text:p>
              </text:list-item>
              <text:list-item>
                <text:p text:style-name="P13">Mana increases duration to 1 day</text:p>
              </text:list-item>
            </text:list>
          </table:table-cell>
        </table:table-row>
      </table:table>
      <text:p text:style-name="P2"/>
      <text:p text:style-name="P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5">Water Sprite</text:p>
          </table:table-cell>
          <table:covered-table-cell/>
          <table:covered-table-cell/>
          <table:covered-table-cell/>
        </table:table-row>
        <table:table-row>
          <table:table-cell table:style-name="Table1.A2" table:number-columns-spanned="4" office:value-type="string">
            <text:p text:style-name="P4"><text:span text:style-name="T1">Location: </text:span><text:span text:style-name="T3">Water sprites can sometimes be found in rivers and lakes, but are most often found around </text:span><text:soft-page-break/><text:span text:style-name="T3">natural springs.</text:span></text:p>
          </table:table-cell>
          <table:covered-table-cell/>
          <table:covered-table-cell/>
          <table:covered-table-cell/>
        </table:table-row>
        <table:table-row>
          <table:table-cell table:style-name="Table1.A2" table:number-columns-spanned="4" office:value-type="string">
            <text:p text:style-name="P4"><text:span text:style-name="T1">Binding:</text:span><text:span text:style-name="T2"> Water sprites are not difficult to bind. They must be bested in combat, then grasped and held by the spirit caller and a binding check must be made DL 10.</text:span></text:p>
          </table:table-cell>
          <table:covered-table-cell/>
          <table:covered-table-cell/>
          <table:covered-table-cell/>
        </table:table-row>
        <table:table-row table:style-name="Table1.4">
          <table:table-cell table:style-name="Table1.A4" office:value-type="string">
            <text:p text:style-name="P7">Spell</text:p>
          </table:table-cell>
          <table:table-cell table:style-name="Table1.A4" office:value-type="string">
            <text:p text:style-name="P7">Time</text:p>
          </table:table-cell>
          <table:table-cell table:style-name="Table1.A4" office:value-type="string">
            <text:p text:style-name="P7">DL</text:p>
          </table:table-cell>
          <table:table-cell table:style-name="Table1.A2" office:value-type="string">
            <text:p text:style-name="P7">Effects</text:p>
          </table:table-cell>
        </table:table-row>
        <table:table-row>
          <table:table-cell table:style-name="Table1.A4" office:value-type="string">
            <text:p text:style-name="P6">Create Water</text:p>
          </table:table-cell>
          <table:table-cell table:style-name="Table1.A4" office:value-type="string">
            <text:p text:style-name="P6">S</text:p>
          </table:table-cell>
          <table:table-cell table:style-name="Table1.A4" office:value-type="string">
            <text:p text:style-name="P6">+</text:p>
          </table:table-cell>
          <table:table-cell table:style-name="Table1.A2" office:value-type="string">
            <text:list xml:id="list33543757" text:continue-numbering="true" text:style-name="WWNum29">
              <text:list-item>
                <text:p text:style-name="P13">Creates a barrel of water</text:p>
              </text:list-item>
              <text:list-item>
                <text:p text:style-name="P13">Expenditure(1)</text:p>
              </text:list-item>
            </text:list>
          </table:table-cell>
        </table:table-row>
        <table:table-row>
          <table:table-cell table:style-name="Table1.A4" office:value-type="string">
            <text:p text:style-name="P6">Healing Water</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3543548" text:continue-numbering="true" text:style-name="WWNum29">
              <text:list-item>
                <text:p text:style-name="P13">1d4+1 heal</text:p>
              </text:list-item>
              <text:list-item>
                <text:p text:style-name="P13">Mana increases the heal to 1d6+1</text:p>
              </text:list-item>
            </text:list>
          </table:table-cell>
        </table:table-row>
        <table:table-row>
          <table:table-cell table:style-name="Table1.A4" office:value-type="string">
            <text:p text:style-name="P6">Ice Arrow</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3544861" text:continue-numbering="true" text:style-name="WWNum29">
              <text:list-item>
                <text:p text:style-name="P13">2d6 ice bolt</text:p>
              </text:list-item>
              <text:list-item>
                <text:p text:style-name="P13">Chill(3)</text:p>
              </text:list-item>
              <text:list-item>
                <text:p text:style-name="P13">Mana increases the damage by 2 or chill chance by 1</text:p>
              </text:list-item>
            </text:list>
          </table:table-cell>
        </table:table-row>
        <table:table-row>
          <table:table-cell table:style-name="Table1.A4" office:value-type="string">
            <text:p text:style-name="P6">Ice Shield</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3547169" text:continue-numbering="true" text:style-name="WWNum29">
              <text:list-item>
                <text:p text:style-name="P13">You create an icy shield on your arm and can use it to block</text:p>
              </text:list-item>
              <text:list-item>
                <text:p text:style-name="P13">You get +2 defense if you have a shield skill or 12 defense otherwise</text:p>
              </text:list-item>
              <text:list-item>
                <text:p text:style-name="P13">Lasts for the combat</text:p>
              </text:list-item>
            </text:list>
          </table:table-cell>
        </table:table-row>
        <table:table-row>
          <table:table-cell table:style-name="Table1.A4" office:value-type="string">
            <text:p text:style-name="P6">Ice Touch</text:p>
          </table:table-cell>
          <table:table-cell table:style-name="Table1.A4" office:value-type="string">
            <text:p text:style-name="P6">C</text:p>
          </table:table-cell>
          <table:table-cell table:style-name="Table1.A4" office:value-type="string">
            <text:p text:style-name="P6">+</text:p>
          </table:table-cell>
          <table:table-cell table:style-name="Table1.A2" office:value-type="string">
            <text:list xml:id="list33545741" text:continue-numbering="true" text:style-name="WWNum29">
              <text:list-item>
                <text:p text:style-name="P13">2d6 Ice touch</text:p>
              </text:list-item>
              <text:list-item>
                <text:p text:style-name="P13">Chill(3)</text:p>
              </text:list-item>
              <text:list-item>
                <text:p text:style-name="P13">Lasts 6 combat rounds</text:p>
              </text:list-item>
              <text:list-item>
                <text:p text:style-name="P13">Mana increases duration to combat</text:p>
              </text:list-item>
            </text:list>
          </table:table-cell>
        </table:table-row>
        <table:table-row>
          <table:table-cell table:style-name="Table1.A4" office:value-type="string">
            <text:p text:style-name="P6">Water Born</text:p>
          </table:table-cell>
          <table:table-cell table:style-name="Table1.A4" office:value-type="string">
            <text:p text:style-name="P6">VS</text:p>
          </table:table-cell>
          <table:table-cell table:style-name="Table1.A4" office:value-type="string">
            <text:p text:style-name="P6">+</text:p>
          </table:table-cell>
          <table:table-cell table:style-name="Table1.A2" office:value-type="string">
            <text:list xml:id="list33542738" text:continue-numbering="true" text:style-name="WWNum29">
              <text:list-item>
                <text:p text:style-name="P13">You gain breath control and a swim speed of 4 hexes each combat round</text:p>
              </text:list-item>
              <text:list-item>
                <text:p text:style-name="P13">Resist drowning effects</text:p>
              </text:list-item>
              <text:list-item>
                <text:p text:style-name="P13">Lasts 1 hour</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goun, Jonathan Douglas</meta:initial-creator>
    <dc:creator>Chris Magoun</dc:creator>
    <meta:editing-cycles>15</meta:editing-cycles>
    <meta:creation-date>2017-07-04T02:46:00</meta:creation-date>
    <dc:date>2017-07-16T13:36:12.24</dc:date>
    <meta:editing-duration>PT1H36M7S</meta:editing-duration>
    <meta:generator>OpenOffice/4.1.3$Win32 OpenOffice.org_project/413m1$Build-9783</meta:generator>
    <meta:document-statistic meta:table-count="3" meta:image-count="0" meta:object-count="0" meta:page-count="4" meta:paragraph-count="160" meta:word-count="1207" meta:character-count="627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